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15" office:value-type="string" calcext:value-type="string">
            <text:p>Cometropolis</text:p>
          </table:table-cell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ce14" office:value-type="string" calcext:value-type="string">
            <text:p>Rainbow Room 101</text:p>
          </table:table-cell>
          <table:table-cell table:style-name="ce15" office:value-type="string" calcext:value-type="string">
            <text:p>I Wanna Be Your Vacuum Cleaner</text:p>
          </table:table-cell>
          <table:table-cell table:style-name="ce15" office:value-type="string" calcext:value-type="string">
            <text:p>Don’t Touch Me, I’m a Real Live Wire</text:p>
          </table:table-cell>
          <table:table-cell table:style-name="ce15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office:value-type="string" calcext:value-type="string">
            <text:p>Mothership Contention</text:p>
          </table:table-cell>
          <table:table-cell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Not Much Room @ the Hotel Rhode Island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Gravity, Hypocrisy, &amp; the Perils o’ Being in 3D</text:p>
          </table:table-cell>
          <table:table-cell office:value-type="string" calcext:value-type="string">
            <text:p>¡Guards! ¡Guards!</text:p>
          </table:table-cell>
          <table:table-cell table:style-name="ce8" office:value-type="string" calcext:value-type="string">
            <text:p>Paranoid Android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Casino Vulgaire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hatta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number-columns-repeated="5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9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20:14:27.284498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0-12-25T04:10:39.436190350</dc:date>
    <meta:editing-duration>P5DT13H51M9S</meta:editing-duration>
    <meta:editing-cycles>276</meta:editing-cycles>
    <meta:generator>LibreOffice/6.4.6.2$Linux_X86_64 LibreOffice_project/40$Build-2</meta:generator>
    <meta:document-statistic meta:table-count="2" meta:cell-count="157" meta:object-count="0"/>
  </office:meta>
</office:document-meta>
</file>